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Helvetica Neue" svg:font-family="&quot;Helvetica Neu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15"/>
    <style:style style:name="ce4" style:family="table-cell" style:parent-style-name="Default" style:data-style-name="N15">
      <style:table-cell-properties style:vertical-align="automatic" fo:wrap-option="wrap"/>
    </style:style>
    <style:style style:name="ce5" style:family="table-cell" style:parent-style-name="Default" style:data-style-name="N15">
      <style:text-properties style:font-name="Helvetica Neue" style:font-name-asian="Helvetica Neue" style:font-name-complex="Helvetica Neue" style:font-family-generic="swiss"/>
    </style:style>
    <style:style style:name="ce6" style:family="table-cell" style:parent-style-name="Default" style:data-style-name="N2">
      <style:text-properties style:font-name="Helvetica Neue" style:font-name-asian="Helvetica Neue" style:font-name-complex="Helvetica Neue" style:font-family-generic="swiss"/>
    </style:style>
    <style:style style:name="ce7" style:family="table-cell" style:parent-style-name="Millares" style:data-style-name="N2">
      <style:text-properties style:font-name="Helvetica Neue" style:font-name-asian="Helvetica Neue" style:font-name-complex="Helvetica Neue" style:font-family-generic="swiss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93145833333333cm" style:use-optimal-column-width="true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1.4552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2.64583333333333cm" style:use-optimal-column-width="true"/>
    </style:style>
    <style:style style:name="co11" style:family="table-column">
      <style:table-column-properties fo:break-before="auto" style:column-width="2.143125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214B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1">
            <text:p>G4Volume</text:p>
          </table:table-cell>
          <table:table-cell office:value-type="string" table:style-name="ce1">
            <text:p>TotalActivity</text:p>
          </table:table-cell>
          <table:table-cell office:value-type="string" table:style-name="ce2">
            <text:p>MCEfficiency</text:p>
          </table:table-cell>
          <table:table-cell office:value-type="string" table:style-name="ce1">
            <text:p>Vers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P_COPPER_PLATE</text:p>
          </table:table-cell>
          <table:table-cell office:value-type="float" office:value="313" table:style-name="ce3">
            <text:p>3,13E+02</text:p>
          </table:table-cell>
          <table:table-cell office:value-type="float" office:value="3.8021238021238021E-6" table:style-name="ce4">
            <text:p>3,80E-06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1">
            <text:p>PMT</text:p>
          </table:table-cell>
          <table:table-cell office:value-type="float" office:value="21" table:style-name="ce3">
            <text:p>2,10E+01</text:p>
          </table:table-cell>
          <table:table-cell office:value-type="float" office:value="2.0935594754784775E-5" table:style-name="ce4">
            <text:p>2,09E-0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1">
            <text:p>PMT_BASE</text:p>
          </table:table-cell>
          <table:table-cell office:value-type="float" office:value="42" table:style-name="ce3">
            <text:p>4,20E+01</text:p>
          </table:table-cell>
          <table:table-cell office:value-type="float" office:value="5.7518796992481206E-6" table:style-name="ce4">
            <text:p>5,75E-06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1">
            <text:p>SAPPHIRE_WINDOW</text:p>
          </table:table-cell>
          <table:table-cell office:value-type="float" office:value="8.83" table:style-name="ce3">
            <text:p>8,83E+00</text:p>
          </table:table-cell>
          <table:table-cell office:value-type="float" office:value="2.842798906090981E-5" table:style-name="ce4">
            <text:p>2,84E-0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1">
            <text:p>OPTICAL_PAD</text:p>
          </table:table-cell>
          <table:table-cell office:value-type="float" office:value="7.92" table:style-name="ce3">
            <text:p>7,92E+00</text:p>
          </table:table-cell>
          <table:table-cell office:value-type="float" office:value="2.5280915731822014E-5" table:style-name="ce4">
            <text:p>2,53E-0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1">
            <text:p>CATHODE_RING</text:p>
          </table:table-cell>
          <table:table-cell office:value-type="float" office:value="4.6100000000000003" table:style-name="ce3">
            <text:p>4,61E+00</text:p>
          </table:table-cell>
          <table:table-cell office:value-type="float" office:value="4.8020066257474399E-5" table:style-name="ce4">
            <text:p>4,80E-0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1">
            <text:p>LIGHT_TUBE</text:p>
          </table:table-cell>
          <table:table-cell office:value-type="float" office:value="1.99" table:style-name="ce3">
            <text:p>1,99E+00</text:p>
          </table:table-cell>
          <table:table-cell office:value-type="float" office:value="1.7440871868787435E-4" table:style-name="ce4">
            <text:p>1,74E-0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1">
            <text:p>FIELD_RING</text:p>
          </table:table-cell>
          <table:table-cell office:value-type="float" office:value="246" table:style-name="ce3">
            <text:p>2,46E+02</text:p>
          </table:table-cell>
          <table:table-cell office:value-type="float" office:value="6.0703228966343537E-5" table:style-name="ce4">
            <text:p>6,07E-0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1">
            <text:p>HDPE_TUBE</text:p>
          </table:table-cell>
          <table:table-cell office:value-type="float" office:value="3.07" table:style-name="ce3">
            <text:p>3,07E+00</text:p>
          </table:table-cell>
          <table:table-cell office:value-type="float" office:value="4.4430226771877447E-5" table:style-name="ce4">
            <text:p>4,44E-0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1">
            <text:p>GATE_RING</text:p>
          </table:table-cell>
          <table:table-cell office:value-type="float" office:value="4.76" table:style-name="ce3">
            <text:p>4,76E+00</text:p>
          </table:table-cell>
          <table:table-cell office:value-type="float" office:value="3.9532356823973736E-5" table:style-name="ce4">
            <text:p>3,95E-0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1">
            <text:p>ANODE_RING</text:p>
          </table:table-cell>
          <table:table-cell office:value-type="float" office:value="4.76" table:style-name="ce3">
            <text:p>4,76E+00</text:p>
          </table:table-cell>
          <table:table-cell office:value-type="float" office:value="4.0149159022005658E-5" table:style-name="ce4">
            <text:p>4,01E-0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1">
            <text:p>TP_COPPER_PLATE</text:p>
          </table:table-cell>
          <table:table-cell office:value-type="float" office:value="1880" table:style-name="ce3">
            <text:p>1,88E+03</text:p>
          </table:table-cell>
          <table:table-cell office:value-type="float" office:value="6.0913593564512917E-6" table:style-name="ce4">
            <text:p>6,09E-06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1">
            <text:p>DB_PLUG</text:p>
          </table:table-cell>
          <table:table-cell office:value-type="float" office:value="155" table:style-name="ce3">
            <text:p>1,55E+02</text:p>
          </table:table-cell>
          <table:table-cell office:value-type="float" office:value="1.0003999098639682E-7" table:style-name="ce4">
            <text:p>1,00E-07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1">
            <text:p>SIPM_BOARD</text:p>
          </table:table-cell>
          <table:table-cell office:value-type="float" office:value="21.8" table:style-name="ce3">
            <text:p>2,18E+01</text:p>
          </table:table-cell>
          <table:table-cell office:value-type="float" office:value="8.2912650596502583E-5" table:style-name="ce4">
            <text:p>8,29E-0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1">
            <text:p>ICS</text:p>
          </table:table-cell>
          <table:table-cell office:value-type="float" office:value="7300" table:style-name="ce3">
            <text:p>7,30E+03</text:p>
          </table:table-cell>
          <table:table-cell office:value-type="float" office:value="6.5684836962029339E-6" table:style-name="ce4">
            <text:p>6,57E-06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1">
            <text:p>VESSEL</text:p>
          </table:table-cell>
          <table:table-cell office:value-type="float" office:value="3420" table:style-name="ce3">
            <text:p>3,42E+03</text:p>
          </table:table-cell>
          <table:table-cell office:value-type="float" office:value="1.5203588086836969E-7" table:style-name="ce4">
            <text:p>1,52E-07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1">
            <text:p>SHIELDING_LEAD</text:p>
          </table:table-cell>
          <table:table-cell office:value-type="float" office:value="5320" table:style-name="ce3">
            <text:p>5,32E+03</text:p>
          </table:table-cell>
          <table:table-cell office:value-type="float" office:value="2.9365079365079363E-8" table:style-name="ce4">
            <text:p>2,94E-0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1">
            <text:p>SHIELDING_STEEL</text:p>
          </table:table-cell>
          <table:table-cell office:value-type="float" office:value="20.3" table:style-name="ce3">
            <text:p>2,03E+01</text:p>
          </table:table-cell>
          <table:table-cell office:value-type="float" office:value="4.5454545454545457E-8" table:style-name="ce4">
            <text:p>4,55E-0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1">
            <text:p>SHIELDING_STRUCT</text:p>
          </table:table-cell>
          <table:table-cell office:value-type="float" office:value="503" table:style-name="ce3">
            <text:p>5,03E+02</text:p>
          </table:table-cell>
          <table:table-cell office:value-type="float" office:value="1.5624999999999999E-8" table:style-name="ce4">
            <text:p>1,56E-0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1">
            <text:p>PEDESTAL</text:p>
          </table:table-cell>
          <table:table-cell office:value-type="float" office:value="358" table:style-name="ce3">
            <text:p>3,58E+02</text:p>
          </table:table-cell>
          <table:table-cell office:value-type="float" office:value="2.4999999999999999E-8" table:style-name="ce4">
            <text:p>2,50E-0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5"/>
        </table:table-row>
        <table:table-row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number-rows-repeated="1048554" table:style-name="ro2">
          <table:table-cell table:number-columns-repeated="16384"/>
        </table:table-row>
      </table:table>
      <table:table table:name="208T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1">
            <text:p>G4Volume</text:p>
          </table:table-cell>
          <table:table-cell office:value-type="string" table:style-name="ce1">
            <text:p>TotalActivity</text:p>
          </table:table-cell>
          <table:table-cell office:value-type="string" table:style-name="ce2">
            <text:p>MCEfficiency</text:p>
          </table:table-cell>
          <table:table-cell office:value-type="string" table:style-name="ce1">
            <text:p>Vers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P_COPPER_PLATE</text:p>
          </table:table-cell>
          <table:table-cell office:value-type="float" office:value="37.6" table:style-name="ce3">
            <text:p>3,76E+01</text:p>
          </table:table-cell>
          <table:table-cell office:value-type="float" office:value="6.0220248528800265E-5" table:style-name="ce4">
            <text:p>6,02E-0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3"/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1">
            <text:p>PMT</text:p>
          </table:table-cell>
          <table:table-cell office:value-type="float" office:value="11.4" table:style-name="ce3">
            <text:p>1,14E+01</text:p>
          </table:table-cell>
          <table:table-cell office:value-type="float" office:value="3.3151038521770802E-4" table:style-name="ce4">
            <text:p>3,32E-0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3"/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1">
            <text:p>PMT_BASE</text:p>
          </table:table-cell>
          <table:table-cell office:value-type="float" office:value="53.5" table:style-name="ce3">
            <text:p>5,35E+01</text:p>
          </table:table-cell>
          <table:table-cell office:value-type="float" office:value="8.1885885405909173E-5" table:style-name="ce4">
            <text:p>8,19E-0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3"/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1">
            <text:p>SAPPHIRE_WINDOW</text:p>
          </table:table-cell>
          <table:table-cell office:value-type="float" office:value="3.08" table:style-name="ce3">
            <text:p>3,08E+00</text:p>
          </table:table-cell>
          <table:table-cell office:value-type="float" office:value="4.5795207355414842E-4" table:style-name="ce4">
            <text:p>4,58E-0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3"/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1">
            <text:p>OPTICAL_PAD</text:p>
          </table:table-cell>
          <table:table-cell office:value-type="float" office:value="3.19" table:style-name="ce3">
            <text:p>3,19E+00</text:p>
          </table:table-cell>
          <table:table-cell office:value-type="float" office:value="4.4321354345635709E-4" table:style-name="ce4">
            <text:p>4,43E-0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3"/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1">
            <text:p>CATHODE_RING</text:p>
          </table:table-cell>
          <table:table-cell office:value-type="float" office:value="0.34899999999999998" table:style-name="ce3">
            <text:p>3,49E-01</text:p>
          </table:table-cell>
          <table:table-cell office:value-type="float" office:value="8.6488283645627171E-5" table:style-name="ce4">
            <text:p>8,65E-0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3"/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1">
            <text:p>LIGHT_TUBE</text:p>
          </table:table-cell>
          <table:table-cell office:value-type="float" office:value="8.1300000000000008" table:style-name="ce3">
            <text:p>8,13E+00</text:p>
          </table:table-cell>
          <table:table-cell office:value-type="float" office:value="1.9160002106137636E-3" table:style-name="ce4">
            <text:p>1,92E-0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3"/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1">
            <text:p>FIELD_RING</text:p>
          </table:table-cell>
          <table:table-cell office:value-type="float" office:value="28.5" table:style-name="ce3">
            <text:p>2,85E+01</text:p>
          </table:table-cell>
          <table:table-cell office:value-type="float" office:value="1.3102247627292344E-3" table:style-name="ce4">
            <text:p>1,31E-0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3"/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1">
            <text:p>HDPE_TUBE</text:p>
          </table:table-cell>
          <table:table-cell office:value-type="float" office:value="0.374" table:style-name="ce3">
            <text:p>3,74E-01</text:p>
          </table:table-cell>
          <table:table-cell office:value-type="float" office:value="8.9546022490628906E-4" table:style-name="ce4">
            <text:p>8,95E-0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3"/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1">
            <text:p>GATE_RING</text:p>
          </table:table-cell>
          <table:table-cell office:value-type="float" office:value="0.36" table:style-name="ce3">
            <text:p>3,60E-01</text:p>
          </table:table-cell>
          <table:table-cell office:value-type="float" office:value="7.6296273689992981E-4" table:style-name="ce4">
            <text:p>7,63E-0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3"/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1">
            <text:p>ANODE_RING</text:p>
          </table:table-cell>
          <table:table-cell office:value-type="float" office:value="0.36" table:style-name="ce3">
            <text:p>3,60E-01</text:p>
          </table:table-cell>
          <table:table-cell office:value-type="float" office:value="7.2212000596721926E-4" table:style-name="ce4">
            <text:p>7,22E-0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3"/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1">
            <text:p>TP_COPPER_PLATE</text:p>
          </table:table-cell>
          <table:table-cell office:value-type="float" office:value="222" table:style-name="ce3">
            <text:p>2,22E+02</text:p>
          </table:table-cell>
          <table:table-cell office:value-type="float" office:value="1.1858153526067095E-3" table:style-name="ce4">
            <text:p>1,19E-0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3"/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1">
            <text:p>DB_PLUG</text:p>
          </table:table-cell>
          <table:table-cell office:value-type="float" office:value="118" table:style-name="ce3">
            <text:p>1,18E+02</text:p>
          </table:table-cell>
          <table:table-cell office:value-type="float" office:value="2.7785234899328858E-6" table:style-name="ce4">
            <text:p>2,78E-06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3"/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1">
            <text:p>SIPM_BOARD</text:p>
          </table:table-cell>
          <table:table-cell office:value-type="float" office:value="5.14" table:style-name="ce3">
            <text:p>5,14E+00</text:p>
          </table:table-cell>
          <table:table-cell office:value-type="float" office:value="1.5266850736391966E-3" table:style-name="ce4">
            <text:p>1,53E-0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3"/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1">
            <text:p>ICS</text:p>
          </table:table-cell>
          <table:table-cell office:value-type="float" office:value="864" table:style-name="ce3">
            <text:p>8,64E+02</text:p>
          </table:table-cell>
          <table:table-cell office:value-type="float" office:value="1.2403038758988869E-4" table:style-name="ce4">
            <text:p>1,24E-0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3"/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1">
            <text:p>VESSEL</text:p>
          </table:table-cell>
          <table:table-cell office:value-type="float" office:value="882" table:style-name="ce3">
            <text:p>8,82E+02</text:p>
          </table:table-cell>
          <table:table-cell office:value-type="float" office:value="3.0673854447439353E-6" table:style-name="ce4">
            <text:p>3,07E-06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3"/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1">
            <text:p>SHIELDING_LEAD</text:p>
          </table:table-cell>
          <table:table-cell office:value-type="float" office:value="217" table:style-name="ce3">
            <text:p>2,17E+02</text:p>
          </table:table-cell>
          <table:table-cell office:value-type="float" office:value="7.1394101919058156E-7" table:style-name="ce4">
            <text:p>7,14E-07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3"/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1">
            <text:p>SHIELDING_STEEL</text:p>
          </table:table-cell>
          <table:table-cell office:value-type="float" office:value="8.74" table:style-name="ce3">
            <text:p>8,74E+00</text:p>
          </table:table-cell>
          <table:table-cell office:value-type="float" office:value="2.4166666666666667E-6" table:style-name="ce4">
            <text:p>2,42E-06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3"/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1">
            <text:p>SHIELDING_STRUCT</text:p>
          </table:table-cell>
          <table:table-cell office:value-type="float" office:value="708" table:style-name="ce3">
            <text:p>7,08E+02</text:p>
          </table:table-cell>
          <table:table-cell office:value-type="float" office:value="1.9578732622051179E-7" table:style-name="ce4">
            <text:p>1,96E-07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3"/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1">
            <text:p>PEDESTAL</text:p>
          </table:table-cell>
          <table:table-cell office:value-type="float" office:value="504" table:style-name="ce3">
            <text:p>5,04E+02</text:p>
          </table:table-cell>
          <table:table-cell office:value-type="float" office:value="4.4447989045050204E-7" table:style-name="ce4">
            <text:p>4,44E-07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3"/>
          <table:table-cell table:number-columns-repeated="2" table:style-name="ce7"/>
          <table:table-cell table:number-columns-repeated="16375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Helvetica Neue" svg:font-family="&quot;Helvetica Neue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37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Millares" style:family="table-cell" style:data-style-name="N37"/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2</meta:generator>
    <dc:creator>Microsoft Office User</dc:creator>
    <meta:creation-date>2022-04-09T10:41:59Z</meta:creation-date>
    <dc:date>2023-03-02T13:01:40Z</dc:date>
    <meta:editing-cycles>29</meta:editing-cycles>
    <meta:editing-duration>PT819627S</meta:editing-duration>
  </office:meta>
</office:document-meta>
</file>